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Consolas, 'Lucida Console', monospace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left" style:writing-mode="lr-tb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5.689cm"/>
    </style:style>
    <style:style style:name="Tableau1.D" style:family="table-column">
      <style:table-column-properties style:column-width="3.096cm"/>
    </style:style>
    <style:style style:name="Tableau1.E" style:family="table-column">
      <style:table-column-properties style:column-width="3.598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002cm" table:align="margins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1"/>
    </style:style>
    <style:style style:name="P2" style:family="paragraph" style:parent-style-name="Footer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28ef0e" officeooo:paragraph-rsid="0028ef0e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imes New Roman" fo:font-size="12pt" officeooo:paragraph-rsid="00213f8b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officeooo:rsid="000be4fc" officeooo:paragraph-rsid="00213f8b" style:font-size-asian="12pt" style:font-name-complex="Times New Roman1" style:font-size-complex="12pt"/>
    </style:style>
    <style:style style:name="P6" style:family="paragraph" style:parent-style-name="Standard">
      <style:paragraph-properties fo:margin-left="10.753cm" fo:margin-right="0cm" fo:text-align="end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Header">
      <style:text-properties style:font-name="Times new roman" fo:font-size="11pt" fo:font-weight="bold" officeooo:rsid="0034fee7" officeooo:paragraph-rsid="0034fee7" fo:background-color="transparent" style:font-size-asian="11pt" style:font-weight-asian="bold" style:font-size-complex="11pt" style:font-weight-complex="bold"/>
    </style:style>
    <style:style style:name="P8" style:family="paragraph" style:parent-style-name="Header">
      <style:text-properties style:font-name="Times new roman" fo:font-size="11pt" fo:font-style="normal" fo:font-weight="bold" officeooo:rsid="0034fee7" officeooo:paragraph-rsid="0034fee7" fo:background-color="transparent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Header">
      <style:text-properties style:font-name="Times new Roman" fo:font-size="11pt" fo:font-weight="normal" officeooo:rsid="00513d63" officeooo:paragraph-rsid="00513d63" fo:background-color="transparent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fo:font-weight="normal" officeooo:rsid="00375310" officeooo:paragraph-rsid="004cb4b7" fo:background-color="transparent" style:font-size-asian="11pt" style:font-weight-asian="normal" style:font-name-complex="Times New Roman1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1pt" fo:font-weight="normal" officeooo:rsid="004e60e2" officeooo:paragraph-rsid="004e60e2" fo:background-color="transparent" style:font-size-asian="11pt" style:font-weight-asian="normal" style:font-name-complex="Times New Roman1" style:font-size-complex="11pt" style:font-weight-complex="normal"/>
    </style:style>
    <style:style style:name="P12" style:family="paragraph" style:parent-style-name="Table_20_Contents">
      <style:text-properties style:font-name="Times new Roman" fo:font-size="11pt" fo:font-weight="normal" officeooo:rsid="0051f772" officeooo:paragraph-rsid="0051f772" fo:background-color="transparent" style:font-size-asian="11pt" style:font-weight-asian="normal" style:font-name-complex="Times New Roman1" style:font-size-complex="11pt" style:font-weight-complex="normal"/>
    </style:style>
    <style:style style:name="P13" style:family="paragraph" style:parent-style-name="Table_20_Contents">
      <style:text-properties style:font-name="Times new Roman" fo:font-size="11pt" fo:font-weight="normal" officeooo:rsid="00539ad3" officeooo:paragraph-rsid="00539ad3" fo:background-color="transparent" style:font-size-asian="11pt" style:font-weight-asian="normal" style:font-name-complex="Times New Roman1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1pt" fo:font-weight="normal" officeooo:rsid="00550f59" officeooo:paragraph-rsid="00550f59" fo:background-color="transparent" style:font-size-asian="11pt" style:font-weight-asian="normal" style:font-name-complex="Times New Roman1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size="11pt" fo:font-weight="normal" officeooo:rsid="00550f59" officeooo:paragraph-rsid="00550f59" fo:background-color="transparent" style:font-size-asian="11pt" style:font-weight-asian="normal" style:font-name-complex="Times New Roman1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504e38" officeooo:paragraph-rsid="00504e38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536d09" officeooo:paragraph-rsid="00536d09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539ad3" officeooo:paragraph-rsid="00539ad3" style:font-size-asian="11pt" style:font-weight-asian="bold" style:font-size-complex="11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officeooo:rsid="003d176b" style:font-size-asian="12pt" style:font-weight-asian="bold" style:font-name-complex="Times New Roman1" style:font-size-complex="12pt"/>
    </style:style>
    <style:style style:name="T1" style:family="text">
      <style:text-properties style:text-underline-style="solid" style:text-underline-width="auto" style:text-underline-color="font-color" officeooo:rsid="0034df13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normal" officeooo:rsid="0038c53d" style:font-weight-asian="normal" style:font-weight-complex="normal"/>
    </style:style>
    <style:style style:name="T5" style:family="text">
      <style:text-properties style:font-name="Times new Roman" officeooo:rsid="0035556a"/>
    </style:style>
    <style:style style:name="T6" style:family="text">
      <style:text-properties style:font-size-asian="12pt" style:font-size-complex="12pt"/>
    </style:style>
    <style:style style:name="T7" style:family="text">
      <style:text-properties officeooo:rsid="0039cbcf" style:font-size-asian="12pt" style:font-size-complex="12pt"/>
    </style:style>
    <style:style style:name="T8" style:family="text">
      <style:text-properties officeooo:rsid="0043ee62" style:font-size-asian="12pt" style:font-size-complex="12pt"/>
    </style:style>
    <style:style style:name="T9" style:family="text">
      <style:text-properties officeooo:rsid="004b37e9" style:font-size-asian="12pt" style:font-size-complex="12pt"/>
    </style:style>
    <style:style style:name="T10" style:family="text">
      <style:text-properties officeooo:rsid="004b37e9"/>
    </style:style>
    <style:style style:name="T11" style:family="text">
      <style:text-properties officeooo:rsid="004cc30d"/>
    </style:style>
    <style:style style:name="T12" style:family="text">
      <style:text-properties officeooo:rsid="004ef0ec"/>
    </style:style>
    <style:style style:name="T13" style:family="text">
      <style:text-properties officeooo:rsid="00504e38"/>
    </style:style>
    <style:style style:name="T14" style:family="text">
      <style:text-properties officeooo:rsid="00539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АКТ ПРИЕМА-ПЕРЕДАЧИ <text:span text:style-name="T12">ОБОРУДОВАНИЯ</text:span></text:p>
      <text:p text:style-name="P6">Дата:<text:span text:style-name="T1">{date}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№</text:p>
          </table:table-cell>
          <table:table-cell table:style-name="Tableau1.A1" office:value-type="string">
            <text:p text:style-name="P16">Наименование</text:p>
          </table:table-cell>
          <table:table-cell table:style-name="Tableau1.A1" office:value-type="string">
            <text:p text:style-name="P16">Серийный номер</text:p>
          </table:table-cell>
          <table:table-cell table:style-name="Tableau1.A1" office:value-type="string">
            <text:p text:style-name="P17">Инвентарный <text:span text:style-name="T14">номер</text:span></text:p>
          </table:table-cell>
          <table:table-cell table:style-name="Tableau1.E1" office:value-type="string">
            <text:p text:style-name="P18">Примечания</text:p>
          </table:table-cell>
        </table:table-row>
        <table:table-row>
          <table:table-cell table:style-name="Tableau1.A2" office:value-type="string">
            <text:p text:style-name="P7"><text:span text:style-name="Source_20_Text"><text:span text:style-name="T2">[!-- BEGIN row.articles --]</text:span></text:span><text:span text:style-name="Source_20_Text"><text:span text:style-name="T5">{n}</text:span></text:span></text:p>
          </table:table-cell>
          <table:table-cell table:style-name="Tableau1.B2" office:value-type="string">
            <text:p text:style-name="P9">{mark}</text:p>
          </table:table-cell>
          <table:table-cell table:style-name="Tableau1.C2" office:value-type="string">
            <text:p text:style-name="P12">{serial}</text:p>
          </table:table-cell>
          <table:table-cell table:style-name="Tableau1.D2" office:value-type="string">
            <text:p text:style-name="P13">{inv}</text:p>
          </table:table-cell>
          <table:table-cell table:style-name="Tableau1.E2" office:value-type="string">
            <text:p text:style-name="P8"><text:span text:style-name="Source_20_Text"><text:span text:style-name="T4">{note}</text:span></text:span><text:span text:style-name="Source_20_Text"><text:span text:style-name="T3">[!-- END row.articles --]</text:span></text:span></text:p>
          </table:table-cell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<text:span text:style-name="T9">П</text:span><text:span text:style-name="T6">ередал:</text:span></text:p>
            <text:p text:style-name="P10"><text:span text:style-name="T9">{transf}</text:span></text:p>
            <text:p text:style-name="P10"><text:span text:style-name="T9">_____________________________________</text:span></text:p>
          </table:table-cell>
          <table:table-cell table:style-name="Таблица1.A1" office:value-type="string">
            <text:p text:style-name="P15">Принял:</text:p>
            <text:p text:style-name="P11">{recev}</text:p>
            <text:p text:style-name="P11">____________________________________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Consolas, 'Lucida Console', monospace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1"/>
    </style:style>
    <style:style style:name="MP2" style:family="paragraph" style:parent-style-name="Footer">
      <style:text-properties style:font-name="Times New Roman" fo:font-size="10pt" fo:font-style="italic" style:font-size-asian="10pt" style:font-style-asian="italic" style:font-name-complex="Times New Roman1" style:font-size-complex="10pt"/>
    </style:style>
    <style:page-layout style:name="Mpm1">
      <style:page-layout-properties fo:page-width="21.001cm" fo:page-height="29.7cm" style:num-format="1" style:print-orientation="portrait" fo:margin-top="0.508cm" fo:margin-bottom="1.249cm" fo:margin-left="1.499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КГБУЗ КККОД им.А.И. Крыжановского</text:p>
        <text:p text:style-name="MP1">ОМЦ </text:p>
        <text:p text:style-name="MP1">Отдел АСУ и ИТ</text:p>
        <text:p text:style-name="Header"/>
      </style:header>
      <style:footer>
        <text:p text:style-name="MP2">Подается ежедневно до 16:40 заведующему ОМЦ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oilikovaOA</meta:initial-creator>
    <meta:editing-cycles>75</meta:editing-cycles>
    <meta:print-date>2014-07-14T03:43:00</meta:print-date>
    <meta:creation-date>2014-07-14T03:50:00</meta:creation-date>
    <dc:date>2017-05-29T14:44:02.625024889</dc:date>
    <meta:editing-duration>PT1H50M3S</meta:editing-duration>
    <meta:generator>LibreOffice/5.2.7.2$Linux_x86 LibreOffice_project/20m0$Build-2</meta:generator>
    <meta:document-statistic meta:table-count="2" meta:image-count="0" meta:object-count="0" meta:page-count="1" meta:paragraph-count="22" meta:word-count="45" meta:character-count="375" meta:non-whitespace-character-count="3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